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56c4" officeooo:paragraph-rsid="001f56c4"/>
    </style:style>
    <style:style style:name="P2" style:family="paragraph" style:parent-style-name="Standard">
      <style:text-properties officeooo:rsid="001f56c4" officeooo:paragraph-rsid="0035364f"/>
    </style:style>
    <style:style style:name="P3" style:family="paragraph" style:parent-style-name="Standard">
      <style:paragraph-properties fo:text-align="start" style:justify-single-word="false"/>
      <style:text-properties officeooo:rsid="001f56c4" officeooo:paragraph-rsid="00431680"/>
    </style:style>
    <style:style style:name="P4" style:family="paragraph" style:parent-style-name="Standard">
      <style:text-properties officeooo:rsid="001f56c4" officeooo:paragraph-rsid="00203d35"/>
    </style:style>
    <style:style style:name="P5" style:family="paragraph" style:parent-style-name="Standard">
      <style:text-properties officeooo:rsid="001f56c4" officeooo:paragraph-rsid="00431680"/>
    </style:style>
    <style:style style:name="P6" style:family="paragraph" style:parent-style-name="Standard">
      <style:text-properties officeooo:rsid="001f56c4" officeooo:paragraph-rsid="002a863e"/>
    </style:style>
    <style:style style:name="P7" style:family="paragraph" style:parent-style-name="Standard">
      <style:text-properties fo:font-weight="bold" officeooo:rsid="001f56c4" officeooo:paragraph-rsid="00203d35" style:font-weight-asian="bold" style:font-weight-complex="bold"/>
    </style:style>
    <style:style style:name="P8" style:family="paragraph" style:parent-style-name="Standard">
      <style:text-properties fo:font-weight="bold" officeooo:rsid="0022164c" officeooo:paragraph-rsid="0022164c" style:font-weight-asian="bold" style:font-weight-complex="bold"/>
    </style:style>
    <style:style style:name="P9" style:family="paragraph" style:parent-style-name="Standard">
      <style:text-properties fo:font-weight="bold" officeooo:rsid="002aae7f" officeooo:paragraph-rsid="002aae7f" style:font-weight-asian="bold" style:font-weight-complex="bold"/>
    </style:style>
    <style:style style:name="P10" style:family="paragraph" style:parent-style-name="Standard">
      <style:text-properties fo:font-weight="bold" officeooo:rsid="002d684f" officeooo:paragraph-rsid="002d684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d684f" officeooo:paragraph-rsid="002d684f" style:font-weight-asian="bold" style:font-weight-complex="bold"/>
    </style:style>
    <style:style style:name="P12" style:family="paragraph" style:parent-style-name="Standard">
      <style:text-properties fo:font-weight="bold" officeooo:rsid="00228fa2" officeooo:paragraph-rsid="001f56c4" style:font-weight-asian="bold" style:font-weight-complex="bold"/>
    </style:style>
    <style:style style:name="P13" style:family="paragraph" style:parent-style-name="Standard">
      <style:text-properties fo:font-weight="bold" officeooo:rsid="0023d381" officeooo:paragraph-rsid="0023d381" style:font-weight-asian="bold" style:font-weight-complex="bold"/>
    </style:style>
    <style:style style:name="P14" style:family="paragraph" style:parent-style-name="Standard">
      <style:text-properties fo:font-weight="bold" officeooo:rsid="0023d381" officeooo:paragraph-rsid="001f56c4" style:font-weight-asian="bold" style:font-weight-complex="bold"/>
    </style:style>
    <style:style style:name="P15" style:family="paragraph" style:parent-style-name="Standard">
      <style:text-properties officeooo:rsid="0020136e" officeooo:paragraph-rsid="0020136e"/>
    </style:style>
    <style:style style:name="P16" style:family="paragraph" style:parent-style-name="Standard">
      <style:text-properties officeooo:rsid="0020136e" officeooo:paragraph-rsid="00203d35"/>
    </style:style>
    <style:style style:name="P17" style:family="paragraph" style:parent-style-name="Standard">
      <style:text-properties officeooo:rsid="0022164c" officeooo:paragraph-rsid="00228fa2"/>
    </style:style>
    <style:style style:name="P18" style:family="paragraph" style:parent-style-name="Standard">
      <style:text-properties officeooo:paragraph-rsid="002aae7f"/>
    </style:style>
    <style:style style:name="P19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2d684f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30d552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337fd6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normal" fo:font-weight="bold" officeooo:rsid="002ea4ad" officeooo:paragraph-rsid="002ea4ad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2aae7f" officeooo:paragraph-rsid="002aae7f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8a915" officeooo:paragraph-rsid="0038a915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c6fe9" officeooo:paragraph-rsid="003b26a9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fc4fd" officeooo:paragraph-rsid="003fc4fd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normal" officeooo:rsid="00529f75" officeooo:paragraph-rsid="00529f75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officeooo:paragraph-rsid="003b26a9"/>
    </style:style>
    <style:style style:name="P29" style:family="paragraph" style:parent-style-name="Standard">
      <style:text-properties officeooo:paragraph-rsid="001f56c4"/>
    </style:style>
    <style:style style:name="P30" style:family="paragraph" style:parent-style-name="Standard">
      <style:text-properties style:text-underline-style="none" officeooo:rsid="00282591" officeooo:paragraph-rsid="0035364f"/>
    </style:style>
    <style:style style:name="P31" style:family="paragraph" style:parent-style-name="Standard">
      <style:text-properties style:text-underline-style="none" officeooo:rsid="00337fd6" officeooo:paragraph-rsid="002a863e"/>
    </style:style>
    <style:style style:name="P32" style:family="paragraph" style:parent-style-name="Standard">
      <style:text-properties style:text-underline-style="none" fo:font-weight="normal" officeooo:rsid="002567bd" officeooo:paragraph-rsid="0023d381" style:font-weight-asian="normal" style:font-weight-complex="normal"/>
    </style:style>
    <style:style style:name="P33" style:family="paragraph" style:parent-style-name="Standard">
      <style:text-properties fo:font-weight="normal" officeooo:rsid="0022af07" officeooo:paragraph-rsid="001f56c4" style:font-weight-asian="normal" style:font-weight-complex="normal"/>
    </style:style>
    <style:style style:name="P34" style:family="paragraph" style:parent-style-name="Standard">
      <style:text-properties fo:font-weight="normal" officeooo:rsid="00529f75" officeooo:paragraph-rsid="00529f75" style:font-weight-asian="normal" style:font-weight-complex="normal"/>
    </style:style>
    <style:style style:name="P35" style:family="paragraph" style:parent-style-name="Standard">
      <style:text-properties style:font-name="Liberation Serif1" fo:font-weight="normal" officeooo:rsid="00203d35" officeooo:paragraph-rsid="00203d35" style:font-weight-asian="normal" style:font-weight-complex="normal"/>
    </style:style>
    <style:style style:name="P36" style:family="paragraph" style:parent-style-name="Standard">
      <style:text-properties officeooo:rsid="0055e50d" officeooo:paragraph-rsid="0055e50d"/>
    </style:style>
    <style:style style:name="P37" style:family="paragraph" style:parent-style-name="Text_20_body">
      <style:text-properties officeooo:rsid="0047b699" officeooo:paragraph-rsid="004844c5"/>
    </style:style>
    <style:style style:name="P38" style:family="paragraph" style:parent-style-name="Text_20_body">
      <style:text-properties officeooo:rsid="004844c5" officeooo:paragraph-rsid="004844c5"/>
    </style:style>
    <style:style style:name="P39" style:family="paragraph" style:parent-style-name="Text_20_body">
      <style:text-properties officeooo:rsid="004844c5" officeooo:paragraph-rsid="0047b699"/>
    </style:style>
    <style:style style:name="P40" style:family="paragraph" style:parent-style-name="Text_20_body">
      <style:text-properties officeooo:paragraph-rsid="0047b699"/>
    </style:style>
    <style:style style:name="P41" style:family="paragraph" style:parent-style-name="Text_20_body">
      <style:text-properties officeooo:paragraph-rsid="004ceb06"/>
    </style:style>
    <style:style style:name="P42" style:family="paragraph" style:parent-style-name="Text_20_body">
      <style:text-properties officeooo:rsid="005602bd" officeooo:paragraph-rsid="00594c89"/>
    </style:style>
    <style:style style:name="P43" style:family="paragraph" style:parent-style-name="Text_20_body">
      <style:text-properties officeooo:rsid="00586bca" officeooo:paragraph-rsid="00586bca"/>
    </style:style>
    <style:style style:name="P44" style:family="paragraph" style:parent-style-name="Text_20_body">
      <style:text-properties officeooo:rsid="00594c89" officeooo:paragraph-rsid="00594c89"/>
    </style:style>
    <style:style style:name="P45" style:family="paragraph" style:parent-style-name="Text_20_body">
      <style:text-properties officeooo:rsid="0059b3fc" officeooo:paragraph-rsid="0059b3fc"/>
    </style:style>
    <style:style style:name="P46" style:family="paragraph" style:parent-style-name="Text_20_body">
      <style:text-properties officeooo:paragraph-rsid="0059b3fc"/>
    </style:style>
    <style:style style:name="P47" style:family="paragraph" style:parent-style-name="Text_20_body">
      <style:text-properties officeooo:rsid="005af553" officeooo:paragraph-rsid="005af553"/>
    </style:style>
    <style:style style:name="P48" style:family="paragraph" style:parent-style-name="Text_20_body">
      <style:text-properties style:text-underline-style="none" officeooo:rsid="0059b3fc" officeooo:paragraph-rsid="0059b3fc"/>
    </style:style>
    <style:style style:name="P49" style:family="paragraph" style:parent-style-name="Text_20_body">
      <style:text-properties style:text-underline-style="none" officeooo:rsid="005af553" officeooo:paragraph-rsid="005af553"/>
    </style:style>
    <style:style style:name="P50" style:family="paragraph" style:parent-style-name="Text_20_body">
      <style:text-properties officeooo:rsid="005db84b" officeooo:paragraph-rsid="005db84b"/>
    </style:style>
    <style:style style:name="P51" style:family="paragraph" style:parent-style-name="Preformatted_20_Text">
      <style:paragraph-properties fo:text-align="start" style:justify-single-word="false"/>
      <style:text-properties officeooo:paragraph-rsid="004179b1"/>
    </style:style>
    <style:style style:name="P52" style:family="paragraph" style:parent-style-name="Preformatted_20_Text">
      <style:paragraph-properties fo:text-align="start" style:justify-single-word="false"/>
      <style:text-properties fo:font-weight="bold" officeooo:rsid="004e1b3b" officeooo:paragraph-rsid="004e1b3b" style:font-weight-asian="bold" style:font-weight-complex="bold"/>
    </style:style>
    <style:style style:name="P53" style:family="paragraph" style:parent-style-name="Preformatted_20_Text">
      <style:paragraph-properties fo:text-align="start" style:justify-single-word="false"/>
      <style:text-properties fo:font-weight="normal" officeooo:rsid="004e1b3b" officeooo:paragraph-rsid="004e1b3b" style:font-weight-asian="normal" style:font-weight-complex="normal"/>
    </style:style>
    <style:style style:name="P54" style:family="paragraph" style:parent-style-name="Title">
      <style:text-properties fo:font-size="16pt" fo:font-weight="bold" style:font-size-asian="16pt" style:font-weight-asian="bold" style:font-size-complex="16pt" style:font-weight-complex="bold"/>
    </style:style>
    <style:style style:name="P55" style:family="paragraph" style:parent-style-name="Subtitle">
      <style:paragraph-properties fo:break-before="page"/>
    </style:style>
    <style:style style:name="P56" style:family="paragraph" style:parent-style-name="Heading_20_1">
      <style:text-properties officeooo:rsid="00431680"/>
    </style:style>
    <style:style style:name="P57" style:family="paragraph" style:parent-style-name="Heading_20_1">
      <style:paragraph-properties fo:break-before="page"/>
      <style:text-properties officeooo:paragraph-rsid="0047b699"/>
    </style:style>
    <style:style style:name="P58" style:family="paragraph" style:parent-style-name="Heading_20_1">
      <style:paragraph-properties fo:break-before="page"/>
      <style:text-properties style:text-underline-style="none" officeooo:rsid="0059b3fc" officeooo:paragraph-rsid="0059b3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8fa2" style:font-weight-asian="bold" style:font-weight-complex="bold"/>
    </style:style>
    <style:style style:name="T3" style:family="text">
      <style:text-properties fo:font-weight="bold" officeooo:rsid="004179b1" style:font-weight-asian="bold" style:font-weight-complex="bold"/>
    </style:style>
    <style:style style:name="T4" style:family="text">
      <style:text-properties fo:font-weight="bold" officeooo:rsid="0043168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3d35" style:font-weight-asian="normal" style:font-weight-complex="normal"/>
    </style:style>
    <style:style style:name="T7" style:family="text">
      <style:text-properties fo:font-weight="normal" officeooo:rsid="00228fa2" style:font-weight-asian="normal" style:font-weight-complex="normal"/>
    </style:style>
    <style:style style:name="T8" style:family="text">
      <style:text-properties fo:font-weight="normal" officeooo:rsid="0022af07" style:font-weight-asian="normal" style:font-weight-complex="normal"/>
    </style:style>
    <style:style style:name="T9" style:family="text">
      <style:text-properties fo:font-weight="normal" officeooo:rsid="004179b1" style:font-weight-asian="normal" style:font-weight-complex="normal"/>
    </style:style>
    <style:style style:name="T10" style:family="text">
      <style:text-properties fo:font-weight="normal" officeooo:rsid="0047b699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Liberation Serif1" fo:font-weight="bold" style:font-weight-asian="bold" style:font-weight-complex="bold"/>
    </style:style>
    <style:style style:name="T15" style:family="text">
      <style:text-properties style:font-name="Liberation Serif1" fo:font-weight="bold" officeooo:rsid="00203d35" style:font-weight-asian="bold" style:font-weight-complex="bold"/>
    </style:style>
    <style:style style:name="T16" style:family="text">
      <style:text-properties style:font-name="Liberation Serif1" fo:font-weight="normal" style:font-weight-asian="normal" style:font-weight-complex="normal"/>
    </style:style>
    <style:style style:name="T17" style:family="text">
      <style:text-properties style:font-name="Liberation Serif1" fo:font-weight="normal" officeooo:rsid="00203d35" style:font-weight-asian="normal" style:font-weight-complex="normal"/>
    </style:style>
    <style:style style:name="T18" style:family="text">
      <style:text-properties style:font-name="Liberation Serif1" officeooo:rsid="00203d35"/>
    </style:style>
    <style:style style:name="T19" style:family="text">
      <style:text-properties style:font-name="Liberation Serif1" fo:font-size="12pt" officeooo:rsid="0020136e" style:font-size-asian="12pt" style:font-size-complex="12pt"/>
    </style:style>
    <style:style style:name="T20" style:family="text">
      <style:text-properties style:font-name="Liberation Serif1" fo:font-size="12pt" fo:font-weight="bold" officeooo:rsid="0020136e" style:font-size-asian="12pt" style:font-weight-asian="bold" style:font-size-complex="12pt" style:font-weight-complex="bold"/>
    </style:style>
    <style:style style:name="T21" style:family="text">
      <style:text-properties style:font-name="Liberation Serif1" fo:font-size="12pt" fo:font-weight="normal" officeooo:rsid="0022af07" style:font-size-asian="12pt" style:font-weight-asian="normal" style:font-size-complex="12pt" style:font-weight-complex="normal"/>
    </style:style>
    <style:style style:name="T22" style:family="text">
      <style:text-properties style:font-name="Liberation Serif1" officeooo:rsid="00292c37"/>
    </style:style>
    <style:style style:name="T23" style:family="text">
      <style:text-properties officeooo:rsid="00203d35"/>
    </style:style>
    <style:style style:name="T24" style:family="text">
      <style:text-properties fo:font-size="16pt" officeooo:rsid="00203d35" style:font-size-asian="16pt" style:font-size-complex="16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203d35" style:font-size-asian="12pt" style:font-size-complex="12pt"/>
    </style:style>
    <style:style style:name="T27" style:family="text">
      <style:text-properties fo:font-size="12pt" fo:font-weight="normal" officeooo:rsid="00203d35" style:font-size-asian="12pt" style:font-weight-asian="normal" style:font-size-complex="12pt" style:font-weight-complex="normal"/>
    </style:style>
    <style:style style:name="T28" style:family="text">
      <style:text-properties officeooo:rsid="0023d381"/>
    </style:style>
    <style:style style:name="T29" style:family="text">
      <style:text-properties officeooo:rsid="002567bd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text-underline-style="none" fo:font-weight="normal" officeooo:rsid="002567bd" style:font-weight-asian="normal" style:font-weight-complex="normal"/>
    </style:style>
    <style:style style:name="T33" style:family="text">
      <style:text-properties style:text-underline-style="none" fo:font-weight="normal" officeooo:rsid="002efd35" style:font-weight-asian="normal" style:font-weight-complex="normal"/>
    </style:style>
    <style:style style:name="T34" style:family="text">
      <style:text-properties style:text-underline-style="none" fo:font-weight="normal" officeooo:rsid="0032f847" style:font-weight-asian="normal" style:font-weight-complex="normal"/>
    </style:style>
    <style:style style:name="T35" style:family="text">
      <style:text-properties style:text-underline-style="none" fo:font-weight="normal" officeooo:rsid="00337fd6" style:font-weight-asian="normal" style:font-weight-complex="normal"/>
    </style:style>
    <style:style style:name="T36" style:family="text">
      <style:text-properties style:text-underline-style="none" fo:font-weight="normal" officeooo:rsid="002a863e" style:font-weight-asian="normal" style:font-weight-complex="normal"/>
    </style:style>
    <style:style style:name="T37" style:family="text">
      <style:text-properties style:text-underline-style="none" fo:font-weight="normal" officeooo:rsid="00282591" style:font-weight-asian="normal" style:font-weight-complex="normal"/>
    </style:style>
    <style:style style:name="T38" style:family="text">
      <style:text-properties style:text-underline-style="none" fo:font-weight="normal" officeooo:rsid="0047b699" style:font-weight-asian="normal" style:font-weight-complex="normal"/>
    </style:style>
    <style:style style:name="T39" style:family="text">
      <style:text-properties style:text-underline-style="none" fo:font-weight="normal" style:font-size-asian="10.5pt" style:font-weight-asian="normal" style:font-weight-complex="normal"/>
    </style:style>
    <style:style style:name="T40" style:family="text">
      <style:text-properties style:text-underline-style="none" officeooo:rsid="00282591"/>
    </style:style>
    <style:style style:name="T41" style:family="text">
      <style:text-properties style:text-underline-style="none" officeooo:rsid="002efd35"/>
    </style:style>
    <style:style style:name="T42" style:family="text">
      <style:text-properties style:text-underline-style="none" officeooo:rsid="00337fd6"/>
    </style:style>
    <style:style style:name="T43" style:family="text">
      <style:text-properties style:text-underline-style="none" officeooo:rsid="0035364f"/>
    </style:style>
    <style:style style:name="T44" style:family="text">
      <style:text-properties style:text-underline-style="none" officeooo:rsid="004ceb06"/>
    </style:style>
    <style:style style:name="T45" style:family="text">
      <style:text-properties style:text-underline-style="none" officeooo:rsid="005af553"/>
    </style:style>
    <style:style style:name="T46" style:family="text">
      <style:text-properties officeooo:rsid="002a863e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553aae" style:font-style-asian="normal" style:font-style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aae7f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style:font-style-asian="normal" style:font-style-complex="normal"/>
    </style:style>
    <style:style style:name="T52" style:family="text">
      <style:text-properties fo:font-style="normal" style:text-underline-style="none" officeooo:rsid="002aae7f" style:font-style-asian="normal" style:font-style-complex="normal"/>
    </style:style>
    <style:style style:name="T5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2aae7f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38a915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3a3754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3b26a9" style:font-style-asian="normal" style:font-weight-asian="normal" style:font-style-complex="normal" style:font-weight-complex="normal"/>
    </style:style>
    <style:style style:name="T58" style:family="text">
      <style:text-properties officeooo:rsid="0047b699"/>
    </style:style>
    <style:style style:name="T59" style:family="text">
      <style:text-properties officeooo:rsid="004844c5"/>
    </style:style>
    <style:style style:name="T60" style:family="text">
      <style:text-properties officeooo:rsid="0049728c"/>
    </style:style>
    <style:style style:name="T61" style:family="text">
      <style:text-properties officeooo:rsid="004ceb06"/>
    </style:style>
    <style:style style:name="T62" style:family="text">
      <style:text-properties officeooo:rsid="005602bd"/>
    </style:style>
    <style:style style:name="T63" style:family="text">
      <style:text-properties officeooo:rsid="00574aaa"/>
    </style:style>
    <style:style style:name="T64" style:family="text">
      <style:text-properties officeooo:rsid="005dc9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Python3 </text:p>
      <text:h text:style-name="P56" text:outline-level="1"><text:span text:style-name="T58">T</text:span>ype de donnée</text:h>
      <text:p text:style-name="P5"><text:span text:style-name="T1">False</text:span> <text:tab/><text:tab/>Faux (attention à la majuscule) (utile pour traiter le résultat de comparaison)</text:p>
      <text:p text:style-name="P5"><text:span text:style-name="T1">True</text:span> <text:tab/><text:tab/>Vrai (attention à la majuscule) (utile pour traiter le résultat de comparaison)</text:p>
      <text:h text:style-name="P56" text:outline-level="1"><text:span text:style-name="T58">O</text:span>pérateur</text:h>
      <text:p text:style-name="Text_20_body"/>
      <text:p text:style-name="P1"><text:span text:style-name="T1">a % b</text:span> <text:tab/><text:tab/><text:tab/><text:tab/><text:tab/>renvoie le reste de la division entière de a / b </text:p>
      <text:p text:style-name="P2"><text:tab/><text:tab/><text:tab/><text:tab/><text:tab/>(15 % 2 = 1) <text:span text:style-name="T30"><text:s text:c="2"/></text:span></text:p>
      <text:p text:style-name="P2"><text:span text:style-name="T43">Ex :<text:tab/><text:tab/> </text:span><text:a xlink:type="simple" xlink:href="../Exercices/annee_bissextile.py"><text:span text:style-name="T40">annee_bissextile.py</text:span></text:a></text:p>
      <text:p text:style-name="P30"/>
      <text:p text:style-name="P2"/>
      <text:p text:style-name="P7">and, or, not, is not <text:tab/><text:tab/><text:tab/><text:span text:style-name="T6">(opérateur logique)</text:span></text:p>
      <text:p text:style-name="P7"/>
      <text:p text:style-name="P7"><text:s/><text:span text:style-name="T24">&lt;, &gt;, ==, !=, ≤, ≥<text:tab/><text:tab/></text:span><text:span text:style-name="T27">(opérateur de comparaison)</text:span></text:p>
      <text:p text:style-name="P7"/>
      <text:p text:style-name="P17"><text:span text:style-name="T7">ex :<text:tab/></text:span><text:span text:style-name="T1">a = input(</text:span><text:span text:style-name="T20">"</text:span><text:span text:style-name="T1">valeur </text:span><text:span text:style-name="T2">= a </text:span><text:span text:style-name="T20">"</text:span><text:span text:style-name="T1">)<text:tab/><text:tab/><text:tab/></text:span><text:span text:style-name="T8">test clavier</text:span></text:p>
      <text:p text:style-name="P8"><text:span text:style-name="T26"><text:tab/>if a </text:span><text:span text:style-name="T25">== </text:span><text:span text:style-name="T19">"" :<text:tab/><text:tab/><text:tab/><text:tab/><text:tab/></text:span><text:span text:style-name="T21">si rien n'est entré avant la touche « enter »</text:span></text:p>
      <text:p text:style-name="P1"><text:tab/><text:tab/><text:span text:style-name="T2">print (la chaine de « a » est vide)<text:tab/></text:span><text:span text:style-name="T8">affiche la chaine de « a » est vide</text:span></text:p>
      <text:p text:style-name="P33"/>
      <text:p text:style-name="P2"/>
      <text:p text:style-name="P13">in<text:span text:style-name="T5"><text:tab/><text:tab/>contenu dans</text:span></text:p>
      <text:p text:style-name="P13"><text:span text:style-name="T37">Ex :<text:tab/><text:tab/></text:span><text:a xlink:type="simple" xlink:href="../Exercices/instruction_for.py"><text:span text:style-name="T32">instruc </text:span></text:a><text:a xlink:type="simple" xlink:href="../Exercices/instruction_for.py"><text:span text:style-name="T38">(a)</text:span></text:a><text:a xlink:type="simple" xlink:href="../Exercices/instruction_for.py"><text:span text:style-name="T32">tion_in.py</text:span></text:a></text:p>
      <text:p text:style-name="P13"/>
      <text:p text:style-name="P32"/>
      <text:h text:style-name="Heading_20_1" text:outline-level="1"><text:span text:style-name="T58">F</text:span>onctions</text:h>
      <text:p text:style-name="Text_20_body"/>
      <text:p text:style-name="P4"><text:span text:style-name="T1">input(nom_de_variable)<text:tab/></text:span><text:tab/>attend une valeur saisie au clavier <text:span text:style-name="T23">(ne pas oublier d'affecter une <text:tab/><text:tab/><text:tab/><text:tab/><text:tab/>variable du </text:span><text:span text:style-name="T18">"</text:span><text:span text:style-name="T23">input</text:span><text:span text:style-name="T18">"</text:span><text:span text:style-name="T22">)</text:span></text:p>
      <text:p text:style-name="P1"/>
      <text:p text:style-name="P15">Ex :<text:tab/><text:tab/><text:tab/><text:span text:style-name="T1">jour = input (</text:span><text:span text:style-name="T14">"</text:span><text:span text:style-name="T1"> aujourd\'hui nous sommes </text:span><text:span text:style-name="T14">"</text:span><text:span text:style-name="T1"> )</text:span></text:p>
      <text:p text:style-name="P16"><text:span text:style-name="T5">Résultat :<text:tab/></text:span><text:span text:style-name="T6">le contenu des </text:span><text:span text:style-name="T14">" "</text:span><text:span text:style-name="T16"> </text:span><text:span text:style-name="T17">s'affiche à l'écran et la variable </text:span><text:span text:style-name="T15">jour</text:span><text:span text:style-name="T17"> prend la valeur entrée au <text:tab/><text:tab/><text:tab/>clavier</text:span></text:p>
      <text:p text:style-name="P16"/>
      <text:p text:style-name="P35"/>
      <text:p text:style-name="P1"><text:span text:style-name="T1">print(nom_de_variable)</text:span><text:tab/><text:tab/>affiche le contenu de la variable </text:p>
      <text:p text:style-name="P1"/>
      <text:p text:style-name="P1"><text:span text:style-name="T1">int()</text:span><text:tab/><text:tab/><text:tab/><text:tab/><text:tab/>considère la variable () comme un entier </text:p>
      <text:p text:style-name="P1"><text:span text:style-name="T1">float()</text:span> <text:tab/><text:tab/><text:tab/><text:tab/><text:tab/>considère la variable () comme un nombre décimal </text:p>
      <text:p text:style-name="P1"><text:span text:style-name="T1">str ()</text:span> <text:s/><text:tab/><text:tab/><text:tab/><text:tab/><text:tab/>considère la variable () comme une chaine de caractères </text:p>
      <text:p text:style-name="P1"><text:span text:style-name="T1">type()</text:span> <text:s/><text:tab/><text:tab/><text:tab/><text:tab/>renvoie le type de la variable () <text:span text:style-name="T23">(int, float, str,...)</text:span></text:p>
      <text:p text:style-name="P16"/>
      <text:p text:style-name="P16"/>
      <text:h text:style-name="Heading_20_1" text:outline-level="1"><text:soft-page-break/><text:span text:style-name="T58">S</text:span>tructure de contrôle</text:h>
      <text:p text:style-name="P1"><text:span text:style-name="T1">if test1:<text:tab/></text:span><text:span text:style-name="T11">SI </text:span></text:p>
      <text:p text:style-name="P1"><text:tab/>bloc d'instruction (si test1 vrai) </text:p>
      <text:p text:style-name="P1"><text:span text:style-name="T1">elif test2:</text:span><text:tab/><text:span text:style-name="T11">SINON SI </text:span></text:p>
      <text:p text:style-name="P1"><text:tab/>bloc d'instruction (si test2 vrai) </text:p>
      <text:p text:style-name="P1"><text:span text:style-name="T1">else:</text:span><text:tab/><text:tab/><text:span text:style-name="T11">SINON</text:span> </text:p>
      <text:p text:style-name="P1"><text:tab/>bloc d'instruction (si test1 et test2 faux) </text:p>
      <text:p text:style-name="P3"/>
      <text:p text:style-name="P12"/>
      <text:p text:style-name="P1"><text:span text:style-name="T1">while test:</text:span><text:tab/><text:span text:style-name="T11">TANT QUE </text:span></text:p>
      <text:p text:style-name="P1"><text:tab/>bloc d'instruction <text:s/></text:p>
      <text:p text:style-name="P1"/>
      <text:p text:style-name="P1"/>
      <text:p text:style-name="P1"><text:span text:style-name="T1">for lettre in chaine:</text:span><text:tab/><text:tab/><text:tab/><text:span text:style-name="T28">la variable lettre contiendra successivement chaque </text:span>caractère <text:tab/><text:tab/><text:tab/><text:tab/><text:tab/>de la chaîne "chaine" </text:p>
      <text:p text:style-name="P6"><text:span text:style-name="T46">Ex :<text:tab/><text:tab/></text:span><text:a xlink:type="simple" xlink:href="../Exercices/instruction_for.py"><text:span text:style-name="T42">instruction_for.py</text:span></text:a></text:p>
      <text:p text:style-name="P6"/>
      <text:p text:style-name="P31"/>
      <text:p text:style-name="P1"><text:span text:style-name="T1">while </text:span><text:span text:style-name="T4">True</text:span><text:span text:style-name="T1">:</text:span><text:tab/>lance une boucle dont la condition est toujours vrai </text:p>
      <text:p text:style-name="P1"/>
      <text:p text:style-name="P1"><text:span text:style-name="T1">break<text:tab/></text:span><text:tab/>instruction qui arrête le while 1 (break dépend en général d'un test) </text:p>
      <text:p text:style-name="P1"><text:span text:style-name="T1">continue</text:span><text:tab/>instruction qui renvoie au while précédent sans exécuter les instructions suivantes </text:p>
      <text:p text:style-name="P1"/>
      <text:p text:style-name="P1"/>
      <text:h text:style-name="Heading_20_1" text:outline-level="1"><text:span text:style-name="T58">A</text:span>utre</text:h>
      <text:p text:style-name="P1"/>
      <text:p text:style-name="P1"><text:span text:style-name="T1">#</text:span> <text:tab/><text:tab/><text:span text:style-name="T5">dev</text:span>ant une ligne en fait un commentaire </text:p>
      <text:p text:style-name="P1"><text:span text:style-name="T1">a += 1</text:span> <text:s text:c="2"/><text:tab/>incrémente de 1 la <text:s/>variable a </text:p>
      <text:p text:style-name="P36">a += raison<text:tab/>incrémente de la valeur contenue dans « raison » la variable « a »</text:p>
      <text:p text:style-name="P36">Ex :<text:tab/>raison = 25</text:p>
      <text:p text:style-name="P36"><text:tab/>a += raison<text:tab/><text:tab/># <text:span text:style-name="T62">équivalent à :<text:tab/></text:span>a = a + 25</text:p>
      <text:p text:style-name="P1"/>
      <text:p text:style-name="P1"><text:span text:style-name="T1">chaine = "Bonjour le monde"<text:tab/></text:span><text:span text:style-name="T5">la variable "lettre" prend successivement la valeur de chaque</text:span> </text:p>
      <text:p text:style-name="P29"/>
      <text:p text:style-name="P1"/>
      <text:p text:style-name="P14"/>
      <text:p text:style-name="P9"><text:span text:style-name="T29">d</text:span>ef<text:tab/><text:tab/><text:span text:style-name="T5">permet de définir une fonction</text:span></text:p>
      <text:p text:style-name="P9"><text:span text:style-name="T5"><text:tab/><text:tab/></text:span>def <text:span text:style-name="T12">nom </text:span><text:span text:style-name="T49">(</text:span><text:span text:style-name="T12">parametre 1, …,parametre n) </text:span><text:span text:style-name="T47">:</text:span></text:p>
      <text:p text:style-name="P9"/>
      <text:p text:style-name="P34">Ex :<text:tab/><text:tab/>#définir la fonction</text:p>
      <text:p text:style-name="P34"><text:tab/><text:tab/>def <text:span text:style-name="T47">quotient (numerateur, denominateur) :</text:span></text:p>
      <text:p text:style-name="P27"><text:tab/><text:tab/>#la fonction a 2 parametres numerateur et denominateur (attention au type)</text:p>
      <text:p text:style-name="P27"><text:tab/><text:tab/><text:tab/>resultat = numerateur / denominateur</text:p>
      <text:p text:style-name="P27"><text:tab/><text:tab/><text:tab/>return resultat</text:p>
      <text:p text:style-name="P34"><text:tab/><text:tab/><text:tab/>#la fonction execute la division et renvoie le resultat (attention au type)</text:p>
      <text:p text:style-name="P34"><text:span text:style-name="T47"><text:tab/><text:tab/>#utiliser la fonction </text:span><text:span text:style-name="T48">(on affecte une variable par ce que renvoie la fonction)</text:span></text:p>
      <text:p text:style-name="P27"><text:tab/><text:tab/>variable = quotient(12, 4)</text:p>
      <text:p text:style-name="P23"/>
      <text:p text:style-name="P18"><text:span text:style-name="T50">Ex :<text:tab/><text:tab/></text:span><text:a xlink:type="simple" xlink:href="../Exercices/essai_de_fonction.py"><text:span text:style-name="T54">essai_de_fonction.py</text:span></text:a></text:p>
      <text:p text:style-name="P18"/>
      <text:p text:style-name="P10"><text:soft-page-break/><text:span text:style-name="T52">l</text:span><text:span text:style-name="T51">ambda</text:span><text:span text:style-name="T53"><text:tab/>permet de définir une fonction simple</text:span></text:p>
      <text:p text:style-name="P11"><text:span text:style-name="T53"><text:tab/><text:tab/></text:span><text:span text:style-name="T51">lambda </text:span><text:span text:style-name="T13">nom </text:span><text:span text:style-name="T51">: </text:span><text:span text:style-name="T13">instruction</text:span></text:p>
      <text:p text:style-name="P19"><text:span text:style-name="T31">Ex :<text:tab/><text:tab/></text:span><text:a xlink:type="simple" xlink:href="../Exercices/lambda.py"><text:span text:style-name="T39">essai_lambda.py</text:span></text:a><text:span text:style-name="T31"> </text:span></text:p>
      <text:p text:style-name="P19"/>
      <text:p text:style-name="P22"><text:span text:style-name="T30">import</text:span><text:span text:style-name="T31"><text:tab/><text:tab/>permet d'importer des modules contenant des fonctions et des variables</text:span></text:p>
      <text:p text:style-name="P22"><text:span text:style-name="T31"><text:tab/><text:tab/></text:span><text:span text:style-name="T30">import math</text:span><text:span text:style-name="T31"><text:tab/><text:tab/></text:span><text:span text:style-name="T33">crée un espace de noms dénommé </text:span><text:span text:style-name="T41">math</text:span></text:p>
      <text:p text:style-name="P22"><text:span text:style-name="T41"><text:tab/><text:tab/></text:span><text:span text:style-name="T33">cela permet d'utiliser les fonctions et variables <text:s/>du module </text:span><text:span text:style-name="T41">math</text:span></text:p>
      <text:p text:style-name="P21"><text:span text:style-name="T34">Ex :<text:tab/><text:tab/></text:span><text:a xlink:type="simple" xlink:href="../Exercices/import_math.py"><text:span text:style-name="T35">import_math</text:span></text:a><text:a xlink:type="simple" xlink:href="../Exercices/import_math.py"><text:span text:style-name="T36">.py</text:span></text:a></text:p>
      <text:p text:style-name="P20"/>
      <text:p text:style-name="P24">try<text:span text:style-name="T5"><text:tab/><text:tab/>bloc utilisé pour essayer des morceaux (à utiliser avec </text:span>except<text:span text:style-name="T5">)</text:span></text:p>
      <text:p text:style-name="P24">except<text:span text:style-name="T5"><text:tab/><text:tab/>bloc contenant le code à exécuter en cas d'erreur dans le bloc </text:span>try</text:p>
      <text:p text:style-name="P28"><text:span text:style-name="T55">Ex :<text:tab/><text:tab/></text:span><text:a xlink:type="simple" xlink:href="../Exercices/test_exception.py">test_exception.py</text:a><text:span text:style-name="T56"> </text:span><text:span text:style-name="T57">ou </text:span><text:a xlink:type="simple" xlink:href="../Exercices/test2_exception.py">t</text:a><text:a xlink:type="simple" xlink:href="../Exercices/test2_exception.py"><text:span text:style-name="T56">est</text:span></text:a><text:a xlink:type="simple" xlink:href="../Exercices/test2_exception.py"><text:span text:style-name="T57">2</text:span></text:a><text:a xlink:type="simple" xlink:href="../Exercices/test2_exception.py"><text:span text:style-name="T56">_exception.py </text:span></text:a></text:p>
      <text:p text:style-name="P25"/>
      <text:p text:style-name="P26">pass<text:span text:style-name="T5"><text:tab/><text:tab/>instruction qui permet de ne rien faire</text:span></text:p>
      <text:p text:style-name="P26"/>
      <text:p text:style-name="P51"><text:span text:style-name="Source_20_Text"><text:span text:style-name="T3">assert</text:span></text:span><text:span text:style-name="Source_20_Text"><text:span text:style-name="T9"><text:tab/>instruction permettant de définir des exceptions</text:span></text:span></text:p>
      <text:p text:style-name="P51"/>
      <text:p text:style-name="P52">raise<text:span text:style-name="T5"><text:tab/><text:tab/>lève une exception précisée</text:span></text:p>
      <text:p text:style-name="P53">Ex :<text:tab/><text:tab/>a = input («entrer une valeur &lt; 10 « )</text:p>
      <text:p text:style-name="P52"><text:tab/><text:span text:style-name="T5"><text:tab/>try :</text:span></text:p>
      <text:p text:style-name="P52"><text:span text:style-name="T5"><text:tab/><text:tab/><text:tab/>a = int(a</text:span>)</text:p>
      <text:p text:style-name="P53"><text:tab/><text:tab/><text:tab/>if a &gt; 10 :<text:tab/><text:tab/><text:tab/><text:tab/>si a &gt; 10 </text:p>
      <text:p text:style-name="P53"><text:tab/><text:tab/><text:tab/><text:tab/>reise ValueError<text:tab/><text:tab/>lever l'exception ValueError</text:p>
      <text:p text:style-name="P53"><text:tab/><text:tab/>except ValueError :</text:p>
      <text:p text:style-name="P53"><text:tab/><text:tab/><text:tab/>print (« a est plus grand que 10 »)<text:tab/></text:p>
      <text:p text:style-name="P53"/>
      <text:p text:style-name="P53"/>
      <text:h text:style-name="P57" text:outline-level="1"><text:span text:style-name="Source_20_Text"><text:span text:style-name="T10">Instructions de module intéressantes</text:span></text:span></text:h>
      <text:p text:style-name="P44"/>
      <text:p text:style-name="P42">Help (« module »)<text:tab/><text:tab/>permet d'obten<text:span text:style-name="T63">i</text:span>r de l'aide sur un module (ou une fonction)</text:p>
      <text:p text:style-name="P40"/>
      <text:p text:style-name="P43">Un « module » est un ensemble de « fontions » (et éventuellement de « variable »)</text:p>
      <text:p text:style-name="P44">import random <text:tab/><text:tab/><text:tab/>#import de toutes les fonction du module "random" </text:p>
      <text:p text:style-name="P44">variable = random.randrange(50)<text:tab/># »variable » = valeur aléatoire de 0 à 49 inclus</text:p>
      <text:p text:style-name="P44">from math import ceil<text:tab/><text:tab/><text:tab/>#import de la fonction "ceil" (arrondi &gt;) du module "math" </text:p>
      <text:p text:style-name="P44">variable = ceil(valeur)<text:tab/><text:tab/># « variable » = arrondi supérieur de « valeur »</text:p>
      <text:p text:style-name="P42"/>
      <text:p text:style-name="P39">radom.randrage (25)<text:tab/><text:tab/>génère un nombre aléatoire compris entre 0 à 24</text:p>
      <text:p text:style-name="P37"><text:span text:style-name="T59">r</text:span>adom.randrage (2,15)<text:tab/><text:span text:style-name="T60">renvoie</text:span> un nombre aléatoire <text:span text:style-name="T59">compris entre</text:span> 2 à 14</text:p>
      <text:p text:style-name="P37"/>
      <text:p text:style-name="P38">math.ceil<text:span text:style-name="T60">(x)<text:tab/><text:tab/><text:tab/>renvoie l'arrondi au nombre supérieur de <text:s/>x</text:span></text:p>
      <text:p text:style-name="P41"><text:span text:style-name="T61">Ex :<text:tab/><text:tab/><text:tab/><text:tab/></text:span><text:a xlink:type="simple" xlink:href="../Exercices/randrang_ceil.py"><text:span text:style-name="T44">/home/paulo/Python/Exercices/randrang_ceil.py</text:span></text:a></text:p>
      <text:p text:style-name="P41"/>
      <text:p text:style-name="P41"/>
      <text:h text:style-name="P58" text:outline-level="1">Mise en forme de chaîne de caractères</text:h>
      <text:p text:style-name="P46"/>
      <text:p text:style-name="P48">Minuscule et majuscule + centrage</text:p>
      <text:p text:style-name="P48">variable.upper()<text:tab/><text:tab/>met en majuscule le contenu de « variable »</text:p>
      <text:p text:style-name="P48">variable.lower()<text:tab/><text:tab/>met en minuscule le contenu de « variable »</text:p>
      <text:p text:style-name="P45"><text:span text:style-name="T30">variable.center(entier)<text:tab/><text:tab/>centre le contenu de « variable » </text:span><text:span text:style-name="T45">dans le nombre de caractères spécifié <text:tab/><text:tab/><text:tab/><text:tab/>par le paramètre « entier »</text:span></text:p>
      <text:p text:style-name="P47">Ex :<text:tab/><text:tab/>mise_en_forme.py</text:p>
      <text:p text:style-name="P45"/>
      <text:p text:style-name="P49">Format</text:p>
      <text:p text:style-name="P49">ajoute des variables dans une chaîne de caractères</text:p>
      <text:p text:style-name="P49">Ex :<text:tab/>prenom = "Paul"</text:p>
      <text:p text:style-name="P49"><text:tab/>nom = "Dupont"</text:p>
      <text:p text:style-name="P49"><text:tab/>age = 21</text:p>
      <text:p text:style-name="P49"><text:tab/>print(("Je m'appelle {0} {1} ({3} {0} pour l'administration) "</text:p>
      <text:p text:style-name="P49"><text:tab/>"et j'ai {2} ans").format(prenom, nom, age, nom.upper())</text:p>
      <text:p text:style-name="P47"/>
      <text:p text:style-name="P49"/>
      <text:p text:style-name="P55">Utilisation de GIT</text:p>
      <text:p text:style-name="Text_20_body"/>
      <text:p text:style-name="P50">Git-cola</text:p>
      <text:p text:style-name="P50">Gitg</text:p>
      <text:p text:style-name="P50">Git<text:span text:style-name="T64">h</text:span>u<text:span text:style-name="T64">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16:33:18.598295538</meta:creation-date>
    <meta:editing-duration>P1DT3H27M31S</meta:editing-duration>
    <meta:editing-cycles>5</meta:editing-cycles>
    <meta:generator>LibreOffice/4.2.8.2$Linux_X86_64 LibreOffice_project/420m0$Build-2</meta:generator>
    <dc:date>2015-12-27T11:18:53.614390790</dc:date>
    <dc:creator>joe </dc:creator>
    <meta:document-statistic meta:table-count="0" meta:image-count="0" meta:object-count="0" meta:page-count="6" meta:paragraph-count="104" meta:word-count="797" meta:character-count="4791" meta:non-whitespace-character-count="3895"/>
  </office:meta>
</office:document-meta>
</file>